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769" officeooo:paragraph-rsid="00072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3) a)<text:line-break/>If the model is Yi ∼ Poisson(µi) and log(µi) = β0 + β1xi, then we have:</text:p>
      <text:p text:style-name="P1"/>
      <text:p text:style-name="P1">log(µi) = β0 + β1xi</text:p>
      <text:p text:style-name="P1"/>
      <text:p text:style-name="P1">µi = exp(β0 + β1xi)</text:p>
      <text:p text:style-name="P1"/>
      <text:p text:style-name="P1">µi = exp(1 + 0.5 × 5) = exp(3.5)</text:p>
      <text:p text:style-name="P1"/>
      <text:p text:style-name="P1">So, the maximum likelihood estimate of µi is exp(3.5) = 33.1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3:27:37.848209708</meta:creation-date>
    <dc:date>2023-02-15T23:32:06.158171127</dc:date>
    <meta:editing-duration>PT4M29S</meta:editing-duration>
    <meta:editing-cycles>1</meta:editing-cycles>
    <meta:document-statistic meta:table-count="0" meta:image-count="0" meta:object-count="0" meta:page-count="1" meta:paragraph-count="5" meta:word-count="48" meta:character-count="210" meta:non-whitespace-character-count="165"/>
    <meta:generator>LibreOffice/7.3.7.2$Linux_X86_64 LibreOffice_project/30$Build-2</meta:generator>
  </office:meta>
</office:document-meta>
</file>